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7cm"/>
    </style:style>
    <style:style style:name="ro1" style:family="table-row">
      <style:table-row-properties style:row-height="2.3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eg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jɑ</text:p>
          </table:table-cell>
          <table:table-cell office:value-type="string" calcext:value-type="string">
            <text:p><text:s/>de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</text:p>
          </table:table-cell>
          <table:table-cell office:value-type="string" calcext:value-type="string">
            <text:p><text:s/>you (informal)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<text:s/>ha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<text:s/>she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<text:s/>De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<text:s/>we (masculine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s/>vi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<text:s/>you all (masculine, informal, used in Spain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s/>I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<text:s/>they (masculine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de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g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maɪ</text:p>
          </table:table-cell>
          <table:table-cell office:value-type="string" calcext:value-type="string">
            <text:p><text:s/>dig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</text:p>
          </table:table-cell>
          <table:table-cell office:value-type="string" calcext:value-type="string">
            <text:p><text:s/>him</text:p>
          </table:table-cell>
          <table:table-cell office:value-type="string" calcext:value-type="string">
            <text:p>it (masculine)</text:p>
          </table:table-cell>
          <table:table-cell office:value-type="string" calcext:value-type="string">
            <text:p>hɑm</text:p>
          </table:table-cell>
          <table:table-cell office:value-type="string" calcext:value-type="string">
            <text:p><text:s/>hen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<text:s/>us</text:p>
          </table:table-cell>
          <table:table-cell office:value-type="string" calcext:value-type="string">
            <text:p>ɔs</text:p>
          </table:table-cell>
          <table:table-cell office:value-type="string" calcext:value-type="string">
            <text:p><text:s/>j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</text:p>
          </table:table-cell>
          <table:table-cell office:value-type="string" calcext:value-type="string">
            <text:p><text:s/>them (masculine)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<text:s/>de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<text:s/>my</text:p>
          </table:table-cell>
          <table:table-cell office:value-type="string" calcext:value-type="string">
            <text:p>miːn</text:p>
          </table:table-cell>
          <table:table-cell office:value-type="string" calcext:value-type="string">
            <text:p><text:s/>di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</text:p>
          </table:table-cell>
          <table:table-cell office:value-type="string" calcext:value-type="string">
            <text:p><text:s/>his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vores </text:p>
          </table:table-cell>
        </table:table-row>
        <table:table-row table:style-name="ro2">
          <table:table-cell office:value-type="string" calcext:value-type="string">
            <text:p>vores</text:p>
          </table:table-cell>
          <table:table-cell office:value-type="string" calcext:value-type="string">
            <text:p><text:s/>our (feminine)</text:p>
          </table:table-cell>
          <table:table-cell office:value-type="string" calcext:value-type="string">
            <text:p>vɔːɐs</text:p>
          </table:table-cell>
          <table:table-cell office:value-type="string" calcext:value-type="string">
            <text:p><text:s/>jer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res</text:p>
          </table:table-cell>
          <table:table-cell office:value-type="string" calcext:value-type="string">
            <text:p><text:s/>your (informal, feminine, used in Spain)</text:p>
          </table:table-cell>
          <table:table-cell office:value-type="string" calcext:value-type="string">
            <text:p>jɛɐs</text:p>
          </table:table-cell>
          <table:table-cell office:value-type="string" calcext:value-type="string">
            <text:p><text:s/>der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<text:s/>mine (masculine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<text:s/>mi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<text:s/>yours (informal, masculine)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<text:s/>di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s</text:p>
          </table:table-cell>
          <table:table-cell office:value-type="string" calcext:value-type="string">
            <text:p>hen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res</text:p>
          </table:table-cell>
          <table:table-cell office:value-type="string" calcext:value-type="string">
            <text:p><text:s/>ours (masculine)</text:p>
          </table:table-cell>
          <table:table-cell office:value-type="string" calcext:value-type="string">
            <text:p>vɔɐs</text:p>
          </table:table-cell>
          <table:table-cell office:value-type="string" calcext:value-type="string">
            <text:p><text:s/>vor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res</text:p>
          </table:table-cell>
          <table:table-cell office:value-type="string" calcext:value-type="string">
            <text:p><text:s/>yours (informal, plural, masculine, used in Spain)</text:p>
          </table:table-cell>
          <table:table-cell office:value-type="string" calcext:value-type="string">
            <text:p>jɛɐs</text:p>
          </table:table-cell>
          <table:table-cell office:value-type="string" calcext:value-type="string">
            <text:p><text:s/>jer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</text:p>
          </table:table-cell>
          <table:table-cell office:value-type="string" calcext:value-type="string">
            <text:p>sel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ne</text:p>
          </table:table-cell>
          <table:table-cell office:value-type="string" calcext:value-type="string">
            <text:p><text:s/>this (masculine)</text:p>
          </table:table-cell>
          <table:table-cell office:value-type="string" calcext:value-type="string">
            <text:p>dɛnə</text:p>
          </table:table-cell>
          <table:table-cell office:value-type="string" calcext:value-type="string">
            <text:p><text:s/>denne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e</text:p>
          </table:table-cell>
          <table:table-cell office:value-type="string" calcext:value-type="string">
            <text:p><text:s/>these (masculine)</text:p>
          </table:table-cell>
          <table:table-cell office:value-type="string" calcext:value-type="string">
            <text:p>dɛsə</text:p>
          </table:table-cell>
          <table:table-cell office:value-type="string" calcext:value-type="string">
            <text:p><text:s/>disse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</text:p>
          </table:table-cell>
          <table:table-cell office:value-type="string" calcext:value-type="string">
            <text:p><text:s/>it (neuter)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/>os selv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t</text:p>
          </table:table-cell>
          <table:table-cell office:value-type="string" calcext:value-type="string">
            <text:p><text:s/>my</text:p>
          </table:table-cell>
          <table:table-cell office:value-type="string" calcext:value-type="string">
            <text:p>mine (neuter)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<text:s/>di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<text:s/>his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heir own (neuter)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<text:s/>mine </text:p>
          </table:table-cell>
        </table:table-row>
        <table:table-row table:style-name="ro2">
          <table:table-cell office:value-type="string" calcext:value-type="string">
            <text:p>dine</text:p>
          </table:table-cell>
          <table:table-cell office:value-type="string" calcext:value-type="string">
            <text:p><text:s/>your</text:p>
          </table:table-cell>
          <table:table-cell office:value-type="string" calcext:value-type="string">
            <text:p>yours (plural)</text:p>
          </table:table-cell>
          <table:table-cell office:value-type="string" calcext:value-type="string">
            <text:p>ˈdiːnə</text:p>
          </table:table-cell>
          <table:table-cell office:value-type="string" calcext:value-type="string">
            <text:p><text:s/>sin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</text:p>
          </table:table-cell>
          <table:table-cell office:value-type="string" calcext:value-type="string">
            <text:p><text:s/>himself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sɑɪ</text:p>
          </table:table-cell>
          <table:table-cell office:value-type="string" calcext:value-type="string">
            <text:p><text:s/>mig selv </text:p>
          </table:table-cell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sel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vad</text:p>
          </table:table-cell>
          <table:table-cell office:value-type="string" calcext:value-type="string">
            <text:p><text:s/>what</text:p>
          </table:table-cell>
          <table:table-cell office:value-type="string" calcext:value-type="string">
            <text:p>væð</text:p>
          </table:table-cell>
          <table:table-cell/>
          <table:table-cell office:value-type="string" calcext:value-type="string">
            <text:p><text:s/>hvilke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vilket</text:p>
          </table:table-cell>
          <table:table-cell office:value-type="string" calcext:value-type="string">
            <text:p><text:s/>which (neuter)</text:p>
          </table:table-cell>
          <table:table-cell office:value-type="string" calcext:value-type="string">
            <text:p>ˈvɛlɡəd</text:p>
          </table:table-cell>
          <table:table-cell/>
          <table:table-cell office:value-type="string" calcext:value-type="string">
            <text:p><text:s/>noge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get</text:p>
          </table:table-cell>
          <table:table-cell office:value-type="string" calcext:value-type="string">
            <text:p><text:s/>something</text:p>
          </table:table-cell>
          <table:table-cell office:value-type="string" calcext:value-type="string">
            <text:p>some (neuter)</text:p>
          </table:table-cell>
          <table:table-cell office:value-type="string" calcext:value-type="string">
            <text:p>ˈnɔːð</text:p>
          </table:table-cell>
          <table:table-cell office:value-type="string" calcext:value-type="string">
            <text:p><text:s/>inge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t</text:p>
          </table:table-cell>
          <table:table-cell office:value-type="string" calcext:value-type="string">
            <text:p><text:s/>nothing</text:p>
          </table:table-cell>
          <table:table-cell office:value-type="string" calcext:value-type="string">
            <text:p>none (neuter)</text:p>
          </table:table-cell>
          <table:table-cell office:value-type="string" calcext:value-type="string">
            <text:p>ˈendəd</text:p>
          </table:table-cell>
          <table:table-cell office:value-type="string" calcext:value-type="string">
            <text:p><text:s/>ma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</text:p>
          </table:table-cell>
          <table:table-cell office:value-type="string" calcext:value-type="string">
            <text:p><text:s/>every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ˈalə</text:p>
          </table:table-cell>
          <table:table-cell office:value-type="string" calcext:value-type="string">
            <text:p><text:s/>begge </text:p>
          </table:table-cell>
          <table:table-cell table:number-columns-repeated="2"/>
        </table:table-row>
        <table:table-row table:style-name="ro2" table:number-rows-repeated="1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ˈkʊnə/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åb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ccept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dly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dski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dv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ænd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ænd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f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flev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fslu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nbefa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nkl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nko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rbej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arb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gy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gy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gy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kræf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kym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reg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skid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sky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slu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sø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sti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ta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ty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evæ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i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li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li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lø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o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øj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ørs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ru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ru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ru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ry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y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by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cyk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æ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an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e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elt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omin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ri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drø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ej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el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erkl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etabl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a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ej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ej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i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i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jer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lyg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ly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ly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ø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ø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ø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øl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ber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esl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esti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kl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kl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ik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ø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t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t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v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svi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tæ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tol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tsæ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orvir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fung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æ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æ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e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e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enke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ent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if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i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le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le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ri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gri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å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and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a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a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elbr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il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jæl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jæl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u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u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u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vi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hvi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indrø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invit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æm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as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e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i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i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ø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o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o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onkurr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os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ra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un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un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kys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æ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å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å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å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a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e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e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ev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i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ø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øf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øf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ø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øs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o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o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ug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u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y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y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y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ly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mær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må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mind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mø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modt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n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næg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navig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nedsti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ødelæg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ø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d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fy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n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n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træ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ptræ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ø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oversæ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e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lac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ræsent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roduc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rø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provok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å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educ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ej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eng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epar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in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in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isik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rø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æl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æ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am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am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ammenlig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e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e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ri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ub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y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ky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lå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lip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lu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lu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m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mi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ov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i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i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ør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ør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prin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e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o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o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op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opp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ø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ø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øt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tude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v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va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vømm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y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ynes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syn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b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æn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a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eg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by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føj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la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træ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iltræ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je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je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je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ør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ræk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ro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tviv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udhol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udvik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undersø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undervi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æl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ælg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ær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ågn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ask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ej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e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en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ent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i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ind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okse</text:p>
          </table:table-cell>
          <table:table-cell office:value-type="string" calcext:value-type="string">
            <text:p>verb</text:p>
          </table:table-cell>
        </table:table-row>
        <table:table-row table:style-name="ro2">
          <table:table-cell office:value-type="string" calcext:value-type="string">
            <text:p>vej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da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da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kvind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øjebli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ej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liv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punkt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ol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lut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eksempe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dren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aktum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ret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an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i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amili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a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ro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ø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peng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grupp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tyrk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måne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morge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dø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to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is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grøntsa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ukke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i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chokolad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musi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o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avis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pi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adeværels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tøj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telefo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lys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arv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erden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hove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øj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næs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o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kol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lære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tu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dyr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kat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træ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o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himmel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tran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jer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vej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butik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kvittering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stemm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ølelse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re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fremti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mulighed</text:p>
          </table:table-cell>
          <table:table-cell office:value-type="string" calcext:value-type="string">
            <text:p>noun</text:p>
          </table:table-cell>
        </table:table-row>
        <table:table-row table:style-name="ro2">
          <table:table-cell office:value-type="string" calcext:value-type="string">
            <text:p>go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o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øj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e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ur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dy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ær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la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ar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la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år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en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ul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ø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erøm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åben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interessan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æ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ræ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en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øf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oya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etfær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ikke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ødven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rav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ansva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orskel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dyb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un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alvo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un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joll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ække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då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ill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or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væ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angso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amm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il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va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ris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ol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mør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lø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eskid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o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kend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at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ukk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ed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øgnag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energis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ruso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forskamm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tro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retfær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a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nødven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ri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ansva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amm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overfladis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jov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y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amm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lo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magløs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e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ri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radition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angsomm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va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alvor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amm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ekstrover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behag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vivlsom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tålmo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o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emm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perfek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almind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ol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re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mo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karp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æ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re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un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å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la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ill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rig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enk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priva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oka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person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menta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n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dø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if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ratis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uhel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yn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mu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modern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hur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ær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la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un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gener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omfortab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ikke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ålmod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igt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ild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antastis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mærk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pecie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kuff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bang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ysgerr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løv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jern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ma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irkant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tør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stej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armend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orker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komplicere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offent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international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fysisk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voksen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evende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en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parat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lykkelig</text:p>
          </table:table-cell>
          <table:table-cell office:value-type="string" calcext:value-type="string">
            <text:p>adjective</text:p>
          </table:table-cell>
        </table:table-row>
        <table:table-row table:style-name="ro2">
          <table:table-cell office:value-type="string" calcext:value-type="string">
            <text:p>nu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dr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tid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lered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ndnu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fte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å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elle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åledes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år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lan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lid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indr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ok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præcis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impe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urt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uligvis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efiniti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lykke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atur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ikker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oft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åned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uldstænd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tota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nde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eldigvis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orment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ventue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ær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grundlæggend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orma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orma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gati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nde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enta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kreati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ud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opp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væk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tilbag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åsk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jælden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dr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m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la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llers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ligevel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m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vis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re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till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en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sæ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vordan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vornå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ngen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allermes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irekt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ssentie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virke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esværr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efiniti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kun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nar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ag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genere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positiv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kontinuerl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ysisk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emotione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jemm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nd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d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rem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ud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op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omkrin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ti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ogl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gange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øj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isæ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derfo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aktisk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netop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temmelig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voldsom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forsigtig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sammen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vorfo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hvor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overal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mindst</text:p>
          </table:table-cell>
          <table:table-cell office:value-type="string" calcext:value-type="string">
            <text:p>adverb</text:p>
          </table:table-cell>
        </table:table-row>
        <table:table-row table:style-name="ro2">
          <table:table-cell office:value-type="string" calcext:value-type="string">
            <text:p>je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u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am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m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vo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je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vo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je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m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nn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ss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n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vad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vilk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nog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int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all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je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u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a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am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end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jer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m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vo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je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r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endes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elv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nn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ss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os selv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di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n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n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sig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ig selv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vilke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hvilk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noge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nog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inge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intet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all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begge</text:p>
          </table:table-cell>
          <table:table-cell office:value-type="string" calcext:value-type="string">
            <text:p>pronoun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den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elle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nd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eft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ø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nd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nd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v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mo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krin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ved siden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oran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nde i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den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elle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æt på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langt fra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følge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p 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lige v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genne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idt i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nd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 toppen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oran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ba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sammen m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via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ved hjælp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 grund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v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 grund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 venstre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 højre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 trods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nd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v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sammen m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vedrørende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ed hensyn 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 fordel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mo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 overensstemmelse m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 stedet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krin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oran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ba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krin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 vej 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il gavn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å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v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hos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modsat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henov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langs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bagv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nden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uafhængigt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frem fo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æt ved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hen til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m bag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tværs ov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i nærheden af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bortset fra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samt</text:p>
          </table:table-cell>
          <table:table-cell office:value-type="string" calcext:value-type="string">
            <text:p>preposition</text:p>
          </table:table-cell>
        </table:table-row>
        <table:table-row table:style-name="ro2">
          <table:table-cell office:value-type="string" calcext:value-type="string">
            <text:p>o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o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ll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ll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men snarere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elv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ordi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a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ordi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erfo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af den grund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ereft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mens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hvornå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hvis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 tilfælde af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medmindre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elv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om 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lige 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vel 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 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or 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elv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ll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uanse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llers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uanset 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udov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ndnu mere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kke kun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men også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kke engan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lige så meget 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o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uanset hvor mege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elv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ledes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å 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på den måde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erfo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om en konsekvens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ordi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på grund af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orudsat 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nå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førs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nden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fter a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iden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ndtil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hverken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hverken... ell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enten... eller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både... o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skøn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alligevel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nemlig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thi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hvorimod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i det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der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ligesom</text:p>
          </table:table-cell>
          <table:table-cell office:value-type="string" calcext:value-type="string">
            <text:p>conjunction</text:p>
          </table:table-cell>
        </table:table-row>
        <table:table-row table:style-name="ro2">
          <table:table-cell office:value-type="string" calcext:value-type="string">
            <text:p>alt imens</text:p>
          </table:table-cell>
          <table:table-cell office:value-type="string" calcext:value-type="string">
            <text:p>conjunction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20:56:56.92266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20:10:25.232953600</meta:creation-date>
    <dc:date>2026-03-17T21:05:17.327193500</dc:date>
    <meta:editing-duration>PT42M5S</meta:editing-duration>
    <meta:editing-cycles>4</meta:editing-cycles>
    <meta:generator>LibreOffice/25.8.5.2$Windows_X86_64 LibreOffice_project/9c8b85f387cc00a89945a79c9e6239f32e450ac2</meta:generator>
    <meta:document-statistic meta:table-count="3" meta:cell-count="1837" meta:object-count="0"/>
  </office:meta>
</office:document-meta>
</file>